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3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5" style:family="paragraph" style:parent-style-name="Standard"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8" style:family="paragraph" style:parent-style-name="Text_20_body">
      <style:paragraph-properties fo:margin-top="0cm" fo:margin-bottom="0.109cm" fo:line-height="100%" fo:background-color="transparent" style:shadow="none" style:snap-to-layout-grid="fals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0" style:family="paragraph" style:parent-style-name="Texte_20_de_20_saisie">
      <style:text-properties style:font-name="Arial" fo:font-size="11pt" style:font-size-asian="11pt" style:font-size-complex="11pt"/>
    </style:style>
    <style:style style:name="P11" style:family="paragraph" style:parent-style-name="Prénom_20_NOM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Prénom_20_NOM">
      <style:text-properties style:font-name="Arial" fo:font-size="11pt" style:font-size-asian="11pt" style:font-size-complex="11pt"/>
    </style:style>
    <style:style style:name="P13" style:family="paragraph" style:parent-style-name="Header">
      <style:paragraph-properties>
        <style:tab-stops/>
      </style:paragraph-properties>
      <style:text-properties style:font-name="Arial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8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text-transform="lowercase"/>
    </style:style>
    <style:style style:name="T4" style:family="text">
      <style:text-properties fo:text-transform="capitaliz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>Hélène Pont</text:p>
            </table:table-cell>
            <table:table-cell table:style-name="Tableau1.B1" office:value-type="string">
              <text:p text:style-name="P6"/>
            </table:table-cell>
          </table:table-row>
          <table:table-row table:style-name="Tableau1.2">
            <table:table-cell table:style-name="Tableau1.A1" office:value-type="string">
              <text:p text:style-name="P9">Chef de Bureau adjoint de l'Accès</text:p>
              <text:p text:style-name="P8">au Droit et de l'Allocation</text:p>
            </table:table-cell>
            <table:table-cell table:style-name="Tableau1.B1" office:value-type="string">
              <text:p text:style-name="P7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2">Réf.:<text:span text:style-name="T2">BADA/SUSPENSION/HP/2011</text:span></text:p>
              <text:p text:style-name="P2"><text:span text:style-name="T2"><text:s text:c="8"/>Matricule CAF : </text:span><text:span text:style-name="T2"><text:user-field-get text:name="dossier_matricule"/></text:span></text:p>
              <text:p text:style-name="P2"><text:text-input text:description="">Affaire suivie par : </text:text-input> <text:span text:style-name="T4"><text:user-field-get text:name="user_prenom">user_prenom</text:user-field-get></text:span> <text:bookmark-start text:name="Texte71"/><text:span text:style-name="T4"><text:user-field-get text:name="user_nom">user_nom</text:user-field-get></text:span><text:bookmark-end text:name="Texte71"/> </text:p>
              <text:p text:style-name="P2"><text:text-input text:description="">Tél. : </text:text-input> <text:user-field-get text:name="user_numtel">user_numtel</text:user-field-get></text:p>
              <text:p text:style-name="P3"/>
              <text:p text:style-name="P3"/>
              <text:p text:style-name="P3"/>
              <text:p text:style-name="P3"/>
              <text:p text:style-name="P1">Bobigny le <text:date style:data-style-name="N36" text:date-value="2011-11-18T14:31:58.04">18/11/2011</text:date></text:p>
            </table:table-cell>
            <table:table-cell table:style-name="Tableau1.B3" office:value-type="string">
              <text:p text:style-name="P4"><text:user-field-get text:name="adresse_numvoie"/> <text:span text:style-name="T4"><text:user-field-get text:name="adresse_typevoie"/></text:span><text:span text:style-name="T4"> </text:span><text:span text:style-name="T3"><text:user-field-get text:name="adresse_nomvoie"/></text:span></text:p>
              <text:p text:style-name="P4"><text:hidden-paragraph text:condition="ooow:adresse_compladr==&quot;&quot;" text:is-hidden="true"/><text:user-field-get text:name="adresse_compladr"/></text:p>
              <text:p text:style-name="P4"><text:hidden-paragraph text:condition="ooow:adresse_complideadr==&quot;&quot;" text:is-hidden="true"/><text:user-field-get text:name="adresse_complideadr"/></text:p>
              <text:p text:style-name="P5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15"/>
        <text:p text:style-name="P17"/>
        <text:p text:style-name="P16"><text:user-field-get text:name="personne_qual"/>,</text:p>
        <text:p text:style-name="P16"/>
        <text:p text:style-name="P16">Comme je vous l’indiquai dans mon courrier du <text:user-field-get style:data-style-name="N36" text:name="passagecommissionep_impressionconvocation">30/12/1899</text:user-field-get>, l’équipe pluridisciplinaire a examiné votre situation.</text:p>
        <text:p text:style-name="P16"/>
        <text:p text:style-name="P16">L’équipe pluridisciplinaire a décidé d'annuler votre passage en commission concernant votre contrat complexe pour l'heure.</text:p>
        <text:p text:style-name="P16"/>
        <text:p text:style-name="P14">Je reste à votre entière disposition pour tout renseignement complémentaire.</text:p>
        <text:p text:style-name="P16"/>
        <text:p text:style-name="P14">Je vous prie d’agréer, <text:user-field-get text:name="personne_qual"/>, l’expression de mes salutations distinguées.</text:p>
        <text:p text:style-name="P10"/>
        <text:p text:style-name="P10"/>
        <text:p text:style-name="P11">Pour le Président du conseil général</text:p>
        <text:p text:style-name="P11">et par délégation</text:p>
        <text:p text:style-name="P11"/>
        <text:p text:style-name="P12"/>
        <text:p text:style-name="P12">Hélène Pon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11-18T14:31:31.68</dc:date>
    <dc:creator>Julien Mille</dc:creator>
    <meta:editing-duration>PT05H47M00S</meta:editing-duration>
    <meta:editing-cycles>90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91" meta:character-count="667"/>
  </office:meta>
</office:document-meta>
</file>